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60000025798D5FCE8D37942E4.png" manifest:media-type="image/png"/>
  <manifest:file-entry manifest:full-path="Pictures/100025790000534D00003DE6926E87E258CA6C0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75%" fo:clip="rect(0cm, 0cm, 0cm, 0cm)" draw:image-opacity="100%" style:mirror="none"/>
    </style:style>
    <style:style style:name="P1" style:family="paragraph">
      <style:paragraph-properties fo:margin-top="5.2cm" fo:margin-bottom="0cm" fo:text-align="center"/>
    </style:style>
    <style:style style:name="P2" style:family="paragraph">
      <style:paragraph-properties fo:margin-top="5.2cm" fo:margin-bottom="0cm" fo:text-align="center"/>
      <style:text-properties fo:color="#3faf46" fo:font-size="36pt" style:font-size-asian="36pt" style:font-size-complex="36pt"/>
    </style:style>
    <style:style style:name="T1" style:family="text">
      <style:text-properties fo:color="#3faf46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324cm" svg:height="15.845cm" svg:x="0cm" svg:y="0cm">
          <draw:image xlink:href="Pictures/100025790000534D00003DE6926E87E258CA6C04.svg" xlink:type="simple" xlink:show="embed" xlink:actuate="onLoad" loext:mime-type="image/svg+xml">
            <text:p text:style-name="P1"><text:span text:style-name="T1">OH NO WHOOPSLOLOL</text:span></text:p>
          </draw:image>
          <draw:image xlink:href="Pictures/10000201000003260000025798D5FCE8D37942E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55cm" fo:margin-bottom="0.755cm" fo:margin-left="0.755cm" fo:margin-right="0.755cm" fo:page-width="21.325cm" fo:page-height="15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8-07T03:35:26.597000000</dc:date>
    <meta:editing-duration>PT1M37S</meta:editing-duration>
    <meta:editing-cycles>1</meta:editing-cycles>
    <meta:document-statistic meta:object-count="1"/>
    <meta:generator>Trio_Office/6.2.8.2$Windows_x86 LibreOffice_project/</meta:generator>
  </office:meta>
</office:document-meta>
</file>